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Standard">
      <style:text-properties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ans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¿Profesores o Maestro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 Nacional – Caracas, Viernes 19 de Julio de 196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5:50:05</meta:creation-date>
    <dc:date>2013-07-09T16:46:12</dc:date>
    <meta:editing-duration>PT1H37M59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" meta:word-count="13" meta:character-count="73" meta:non-whitespace-character-count="62"/>
  </office:meta>
</office:document-meta>
</file>